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24555555555556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7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a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8,f7,f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9d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x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10,f9,f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5d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1,f8,f1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4a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1,v7(r1)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m</text:p>
          </table:table-cell>
          <table:table-cell table:number-columns-repeated="2" table:style-name="ce2"/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i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1j</text:p>
          </table:table-cell>
          <table:table-cell table:number-columns-repeated="2" table:style-name="ce2"/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7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4a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8,f7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7d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5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9,f4,f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7x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10,f9,f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3d</text:p>
          </table:table-cell>
          <table:table-cell table:style-name="ce2"/>
          <table:table-cell office:value-type="float" office:value="41" table:style-name="ce2">
            <text:p>41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1,f8,f1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42a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1,v7(r1)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m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6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6" table:style-name="ce2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7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6" table:style-name="ce2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9j</text:p>
          </table:table-cell>
          <table:table-cell table:number-columns-repeated="2" table:style-name="ce2"/>
          <table:table-cell office:value-type="float" office:value="47" table:style-name="ce2">
            <text:p>47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7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a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8,f7,f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9d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9x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10,f9,f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25d</text:p>
          </table:table-cell>
          <table:table-cell office:value-type="string" table:style-name="ce2">
            <text:p>-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1,f8,f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34a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1,v7(r1)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i</text:p>
          </table:table-cell>
          <table:table-cell office:value-type="string" table:style-name="ce2">
            <text:p>-</text:p>
          </table:table-cell>
          <table:table-cell office:value-type="float" office:value="9" table:style-name="ce2">
            <text:p>9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i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1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7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4a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8,f7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7d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5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9,f4,f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7x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6,v6(r1)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10,f9,f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33d</text:p>
          </table:table-cell>
          <table:table-cell office:value-type="string" table:style-name="ce2">
            <text:p>-</text:p>
          </table:table-cell>
          <table:table-cell office:value-type="float" office:value="41" table:style-name="ce2">
            <text:p>41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1,f8,f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42a</text:p>
          </table:table-cell>
          <table:table-cell office:value-type="string" table:style-name="ce2">
            <text:p>-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1,v7(r1)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6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46" table:style-name="ce2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i</text:p>
          </table:table-cell>
          <table:table-cell office:value-type="string" table:style-name="ce2">
            <text:p>-</text:p>
          </table:table-cell>
          <table:table-cell office:value-type="float" office:value="19" table:style-name="ce2">
            <text:p>19</text:p>
          </table:table-cell>
          <table:table-cell office:value-type="float" office:value="46" table:style-name="ce2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20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7" table:style-name="ce2">
            <text:p>47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6:39:29Z</meta:creation-date>
    <dc:date>2023-02-17T09:35:51Z</dc:date>
    <meta:editing-cycles>6</meta:editing-cycles>
    <meta:editing-duration>PT1428S</meta:editing-duration>
  </office:meta>
</office:document-meta>
</file>